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3pt" fo:font-weight="bold" style:font-size-asian="13pt" style:font-weight-asian="bold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ert Einstein sa narodil v Ulme vo Württemberskom kráľovstve (Nemecká ríša) v roku 1879 do židovskej rodiny. Aj keď bol Einstein pôvodom žid navštevoval katolícku základnú školu v Mníchove. Následne navštevoval Luitpold-Gymnasium (dnes Albert Einstein Gymnasium). Tam získal vyššie základné a stredoškolské vzdelanie. Einstein vynikal v matematike a fyzike už od jeho skorej mladosti. </text:p>
      <text:p text:style-name="Standard">Vo veku 16 rokov ho prijali na Švajčiarsku federálnu polytechnickú školu v Zürichu a ešte Argovskú kanotálnu školu v Aarau kde dokončil stredoškolské vzdelanie.</text:p>
      <text:p text:style-name="Standard">V roku 1896 sa Einstein so súhlasom svojho otca vzdal občianstva v nemeckom kráľovstve Württemberg, aby sa vyhol vojenskej službe. V septembri toho istého roku absolvoval švajčiarsku maturitnú skúšku. Na stupnici hodnotenia od 1 do 6, kde 6 je tá najlepšia známky, bol ohodnotený 6 z fyziky a matematických predmetov. <text:s/>To prispelo k mýtu<text:span text:style-name="T1">, že Albert Einstein prepadol z matematiky</text:span> keďže u nás sa hodnotia predmety opačne.</text:p>
      <text:p text:style-name="Standard">Potom študoval fyziku na prestížnej technike v Zürichu. Diplom dostal roku 1900 a o rok aj švajčiarske občianstvo. Od roku 1902 pracoval na patentovom úrade v Berne, kde mal čas venovať sa fyzike. V "zázračnom" roku 1905 mu vyšli tri kľúčové články, ktoré založili jeho vedecký kredit: o fotoelektrickom jave (kvantová teória), o Brownovom pohybe častíc (atómová teória) a o časopriestorových vzťahoch a väzbe hmoty a energie (špeciálna teória relativity).<text:line-break/>Roku 1916 uverejnil všeobecnú teóriu relativity, svoje najväčšie dielo, v ktorom ukázal, že gravitácia vyplýva z deformácie priestoru prítomnosťou hmotných telies. Roku 1919 astronómovia pri pozorovaní zatmenia Slnka potvrdili predpovede všeobecnej teórie relativity o ohybe svetla v gravitačnom poli.</text:p>
      <text:p text:style-name="Standard">Roku 1920 sa v Nemecku začali antisemitské útoky. Po nástupe Hitlera definitívne presídlil do Spojených štátov na Institute for Advanced Study v Princetone.<text:line-break/></text:p>
      <text:p text:style-name="Standard">Najslávnejši fyzik Albert Einstein bol známy ako pacifista, v roku 1939 však podpísal list americkému prezidentovi Franklinovi D. Rooseveltovi, v ktorom ho vyzval, aby vyvinul atómovú bombu. Nemeckí vedci objavili jadrové štiepenie, proces rozdelenia atómového jadra, aby sa uvoľnila energia.<text:line-break/>Einsteina k napísaniu listu povzbudzoval Leo Szilard, fyzik z Maďarska, ktorý bol presvedčený, že Nemecko môže použiť túto novoobjavenú technológiu na výrobu zbraní.  Szilard list napísal, ale Einstein ho podpísal, pretože sa domnievali, že má u prezidenta najvyššiu autoritu. Einstein to neskôr nazval "jednou veľkou chybou". Einstein sa nezúčastnil na tvorbe bomby. Nemal dovolené pracovať na projekte Manhattan - považoval sa za príliš veľké bezpečnostné riziko, pretože bol známy ako ľavicový politický aktivista. Einstein neskôr povedal: <text:span text:style-name="T2">"Keby som vedel, že Nemcom sa nepodarí vyvinúť atómovú bombu, neurobil by som nič."</text:span> Varoval tiež, že <text:span text:style-name="T2">"sa uberáme smerom k neporovnateľnej katastrofe"</text:span>. Od roku 1946 sa angažoval v mierovom hnutí, najmä v obave zo zneužitia atómových zbraní. V roku 1952 odmietol stať sa prezidentom Izraela. Nebol veriaci v náboženskom význame tohto slova, svoju judaistickú identitu si však dobre uvedomoval a neodťahoval sa od nej. Celý život podporoval sionistické úsilie. Zomrel v Princetone 18. apríla 1955.<text:line-break/><text:line-break/></text:p>
      <text:p text:style-name="Standard"><text:s/></text:p>
      <text:p text:style-name="Standard"><text:span text:style-name="T3">Ako zmenil svet</text:span></text:p>
      <text:p text:style-name="Standard">otec modernej fyziky</text:p>
      <text:p text:style-name="Standard"><text:span text:style-name="T1">"... Prírodné vedy bez náboženstva sú ochrnuté a náboženstvo bez vedy je slepé... Náboženstvo a veda sú podľa môjho názoru dve veľké a príbuzné sily, úzko medzi sebou spriahnuté. Viedli ľudstvo vpred a ešte vždy ho vedú."</text:span></text:p>
      <text:p text:style-name="Standard"><text:span text:style-name="T3">Zaujímavosti</text:span></text:p>
      <text:p text:style-name="Standard">Albert <text:s/>sa ako dieťa veľmi pomaly učil aj rozprával.</text:p>
      <text:p text:style-name="Standard">Na väčšinu svojich objavov prišiel Einstein iba zapojením<text:span text:style-name="T1"> kreativity a vizualizácie</text:span> vo svojej hlave.</text:p>
      <text:p text:style-name="Standard">Patológ, ktorý pracoval na Einsteinovom tele mu po smrti ukradol mozog a schovával ho v dóze po dobu 20 rokov.</text:p>
      <text:p text:style-name="Standard">Nedostal Nobelu cenu za známu teóriu relativity ale za fototelektrický jav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567" meta:character-count="3820" meta:non-whitespace-character-count="3259"/>
    <meta:generator>LibreOfficeDev/6.0.5.2$Linux_X86_64 LibreOffice_project/</meta:generator>
  </office:meta>
</office:document-meta>
</file>